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1C89185E2B075BB02D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0.468cm" fo:padding-top="0.05cm" fo:padding-bottom="0.05cm" fo:padding-left="0.1cm" fo:padding-right="0.1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fo:min-height="0.487cm" fo:padding-top="0.05cm" fo:padding-bottom="0.05cm" fo:padding-left="0.1cm" fo:padding-right="0.1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fo:min-height="0.566cm" fo:padding-top="0.05cm" fo:padding-bottom="0.05cm" fo:padding-left="0.1cm" fo:padding-right="0.1cm"/>
      <style:paragraph-properties style:writing-mode="lr-tb"/>
    </style:style>
    <style:style style:name="gr5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751cm" fo:min-width="0.766cm" fo:padding-top="0.14cm" fo:padding-bottom="0.14cm" fo:padding-left="0.265cm" fo:padding-right="0.265cm"/>
    </style:style>
    <style:style style:name="gr6" style:family="graphic" style:parent-style-name="objectwithoutfill">
      <style:graphic-properties svg:stroke-width="0.03cm" svg:stroke-color="#ff8000" draw:marker-start-width="0.33cm" draw:marker-end="Arrowheads_20_1" draw:marker-end-width="0.15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899cm" fo:min-width="1.231cm" fo:padding-top="0.14cm" fo:padding-bottom="0.14cm" fo:padding-left="0.265cm" fo:padding-right="0.265cm"/>
    </style:style>
    <style:style style:name="gr8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912cm" fo:min-width="0.136cm" fo:padding-top="0.14cm" fo:padding-bottom="0.14cm" fo:padding-left="0.265cm" fo:padding-right="0.265cm"/>
    </style:style>
    <style:style style:name="gr9" style:family="graphic" style:parent-style-name="standard">
      <style:graphic-properties draw:stroke="solid" svg:stroke-color="#000000" draw:fill="none" draw:fill-color="#ffffff" fo:min-height="0.448cm" fo:padding-top="0.05cm" fo:padding-bottom="0.05cm" fo:padding-left="0cm" fo:padding-right="0.1cm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ff" fo:min-height="0.637cm" fo:padding-top="0.05cm" fo:padding-bottom="0.05cm" fo:padding-left="0.1cm" fo:padding-right="0.1cm"/>
      <style:paragraph-properties style:writing-mode="lr-tb"/>
    </style:style>
    <style:style style:name="gr11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642cm" fo:min-width="1.557cm" fo:padding-top="0.14cm" fo:padding-bottom="0.14cm" fo:padding-left="0.265cm" fo:padding-right="0.265cm"/>
    </style:style>
    <style:style style:name="gr12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27cm" fo:min-width="2.758cm" fo:padding-top="0.14cm" fo:padding-bottom="0.14cm" fo:padding-left="0.265cm" fo:padding-right="0.265cm"/>
    </style:style>
    <style:style style:name="gr13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1.043cm" fo:min-width="3.193cm" fo:padding-top="0.14cm" fo:padding-bottom="0.14cm" fo:padding-left="0.265cm" fo:padding-right="0.265cm"/>
    </style:style>
    <style:style style:name="gr14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1.931cm" fo:min-width="3.152cm" fo:padding-top="0.14cm" fo:padding-bottom="0.14cm" fo:padding-left="0.265cm" fo:padding-right="0.265cm"/>
    </style:style>
    <style:style style:name="gr15" style:family="graphic" style:parent-style-name="standard">
      <style:graphic-properties draw:stroke="solid" svg:stroke-color="#000000" draw:fill="none" draw:fill-color="#ffffff" fo:min-height="0.319cm" fo:padding-top="0.05cm" fo:padding-bottom="0.05cm" fo:padding-left="0cm" fo:padding-right="0.1cm"/>
      <style:paragraph-properties style:writing-mode="lr-tb"/>
    </style:style>
    <style:style style:name="gr16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921cm" fo:min-width="0.14cm" fo:padding-top="0.14cm" fo:padding-bottom="0.14cm" fo:padding-left="0.265cm" fo:padding-right="0.265cm"/>
    </style:style>
    <style:style style:name="gr17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751cm" fo:min-width="0.726cm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Arial1" fo:font-size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  <style:text-properties fo:hyphenate="true"/>
    </style:style>
    <style:style style:name="P5" style:family="paragraph">
      <loext:graphic-properties draw:fill="none" draw:fill-color="#ffffff"/>
      <style:paragraph-properties fo:text-align="end" style:writing-mode="lr-tb"/>
      <style:text-properties style:font-name="Arial1" fo:font-size="8pt" fo:hyphenate="true"/>
    </style:style>
    <style:style style:name="P6" style:family="paragraph">
      <style:paragraph-properties fo:text-align="start"/>
      <style:text-properties fo:hyphenate="true"/>
    </style:style>
    <style:style style:name="P7" style:family="paragraph">
      <loext:graphic-properties draw:fill="none" draw:fill-color="#ffffff"/>
      <style:paragraph-properties fo:text-align="start" style:writing-mode="lr-tb"/>
      <style:text-properties style:font-name="Arial1" fo:font-size="8pt" fo:hyphenate="true"/>
    </style:style>
    <style:style style:name="T1" style:family="text">
      <style:text-properties style:font-name="Arial1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9.99cm" svg:height="4.45cm" svg:x="5.505cm" svg:y="8.775cm">
            <draw:image xlink:href="Pictures/1000000000000400000001C89185E2B075BB02D7.png" xlink:type="simple" xlink:show="embed" xlink:actuate="onLoad" draw:mime-type="image/png">
              <text:p/>
            </draw:image>
          </draw:frame>
          <draw:frame draw:style-name="gr2" draw:text-style-name="P2" draw:layer="layout" svg:width="1.598cm" svg:height="0.737cm" svg:x="9.073cm" svg:y="13.53cm">
            <draw:text-box>
              <text:p text:style-name="P1"><text:span text:style-name="T1">HUD projector</text:span></text:p>
            </draw:text-box>
          </draw:frame>
          <draw:frame draw:style-name="gr3" draw:text-style-name="P2" draw:layer="layout" svg:width="2.182cm" svg:height="0.737cm" svg:x="10.832cm" svg:y="13.531cm">
            <draw:text-box>
              <text:p text:style-name="P1"><text:span text:style-name="T1">HUD retract/extend</text:span></text:p>
            </draw:text-box>
          </draw:frame>
          <draw:frame draw:style-name="gr4" draw:text-style-name="P2" draw:layer="layout" svg:width="2.503cm" svg:height="0.737cm" svg:x="13.157cm" svg:y="13.534cm">
            <draw:text-box>
              <text:p text:style-name="P1"><text:span text:style-name="T1">Landing/docking/nav lights</text:span></text:p>
            </draw:text-box>
          </draw:frame>
          <draw:custom-shape draw:style-name="gr5" draw:text-style-name="P3" draw:layer="layout" svg:width="1.348cm" svg:height="1.083cm" svg:x="7.764cm" svg:y="11.932cm">
            <text:p/>
            <draw:enhanced-geometry svg:viewBox="0 0 21600 21600" draw:path-stretchpoint-x="10800" draw:path-stretchpoint-y="10800" draw:text-areas="?f3 ?f4 ?f5 ?f6" draw:type="round-rectangle" draw:modifiers="1826.470588235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" draw:text-style-name="P3" draw:layer="layout" svg:x1="9.844cm" svg:y1="13.527cm" svg:x2="10.359cm" svg:y2="12.872cm">
            <text:p/>
          </draw:line>
          <draw:custom-shape draw:style-name="gr7" draw:text-style-name="P3" draw:layer="layout" svg:width="1.813cm" svg:height="1.231cm" svg:x="12.351cm" svg:y="11.774cm">
            <text:p/>
            <draw:enhanced-geometry svg:viewBox="0 0 21600 21600" draw:path-stretchpoint-x="10800" draw:path-stretchpoint-y="10800" draw:text-areas="?f3 ?f4 ?f5 ?f6" draw:type="round-rectangle" draw:modifiers="1609.5380029806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" draw:text-style-name="P3" draw:layer="layout" svg:x1="11.76cm" svg:y1="13.527cm" svg:x2="11.921cm" svg:y2="13.015cm">
            <text:p/>
          </draw:line>
          <draw:custom-shape draw:style-name="gr8" draw:text-style-name="P3" draw:layer="layout" svg:width="0.72cm" svg:height="1.246cm" svg:x="14.246cm" svg:y="11.779cm">
            <text:p/>
            <draw:enhanced-geometry svg:viewBox="0 0 21600 21600" draw:path-stretchpoint-x="10800" draw:path-stretchpoint-y="10800" draw:text-areas="?f3 ?f4 ?f5 ?f6" draw:type="round-rectangle" draw:modifiers="2783.8509316770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" draw:text-style-name="P3" draw:layer="layout" svg:x1="14.059cm" svg:y1="13.527cm" svg:x2="13.417cm" svg:y2="12.995cm">
            <text:p/>
          </draw:line>
          <draw:frame draw:style-name="gr9" draw:text-style-name="P5" draw:layer="layout" svg:width="1.977cm" svg:height="0.737cm" svg:x="3.187cm" svg:y="11.165cm">
            <draw:text-box>
              <text:p text:style-name="P4"><text:span text:style-name="T1">Hatch/airlock operation</text:span></text:p>
            </draw:text-box>
          </draw:frame>
          <draw:frame draw:style-name="gr10" draw:text-style-name="P5" draw:layer="layout" svg:width="1.977cm" svg:height="0.737cm" svg:x="3.188cm" svg:y="10.166cm">
            <draw:text-box>
              <text:p text:style-name="P4"><text:span text:style-name="T1">Pressure indicators</text:span></text:p>
            </draw:text-box>
          </draw:frame>
          <draw:frame draw:style-name="gr10" draw:text-style-name="P7" draw:layer="layout" svg:width="2.001cm" svg:height="0.737cm" svg:x="15.76cm" svg:y="11.731cm">
            <draw:text-box>
              <text:p text:style-name="P6"><text:span text:style-name="T1">Radiator control</text:span></text:p>
            </draw:text-box>
          </draw:frame>
          <draw:frame draw:style-name="gr10" draw:text-style-name="P7" draw:layer="layout" svg:width="2.001cm" svg:height="0.737cm" svg:x="15.762cm" svg:y="10.133cm">
            <draw:text-box>
              <text:p text:style-name="P6"><text:span text:style-name="T1">Thermal control and data</text:span></text:p>
            </draw:text-box>
          </draw:frame>
          <draw:custom-shape draw:style-name="gr11" draw:text-style-name="P3" draw:layer="layout" svg:width="2.125cm" svg:height="0.96cm" svg:x="6.558cm" svg:y="10.89cm">
            <text:p/>
            <draw:enhanced-geometry svg:viewBox="0 0 21600 21600" draw:path-stretchpoint-x="10800" draw:path-stretchpoint-y="10800" draw:text-areas="?f3 ?f4 ?f5 ?f6" draw:type="round-rectangle" draw:modifiers="1464.114832535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" draw:text-style-name="P3" draw:layer="layout" svg:x1="5.189cm" svg:y1="11.524cm" svg:x2="6.538cm" svg:y2="11.421cm">
            <text:p/>
          </draw:line>
          <draw:custom-shape draw:style-name="gr12" draw:text-style-name="P3" draw:layer="layout" svg:width="3.32cm" svg:height="0.582cm" svg:x="6.027cm" svg:y="10.206cm">
            <text:p/>
            <draw:enhanced-geometry svg:viewBox="0 0 21600 21600" draw:path-stretchpoint-x="10800" draw:path-stretchpoint-y="10800" draw:text-areas="?f3 ?f4 ?f5 ?f6" draw:type="round-rectangle" draw:modifiers="2049.0118577075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" draw:text-style-name="P3" draw:layer="layout" svg:x1="5.169cm" svg:y1="10.522cm" svg:x2="6.037cm" svg:y2="10.505cm">
            <text:p/>
          </draw:line>
          <draw:line draw:style-name="gr6" draw:text-style-name="P3" draw:layer="layout" svg:x1="5.179cm" svg:y1="9.521cm" svg:x2="5.527cm" svg:y2="9.511cm">
            <text:p/>
          </draw:line>
          <draw:custom-shape draw:style-name="gr13" draw:text-style-name="P3" draw:layer="layout" svg:width="3.749cm" svg:height="1.349cm" svg:x="5.516cm" svg:y="8.816cm">
            <text:p/>
            <draw:enhanced-geometry svg:viewBox="0 0 21600 21600" draw:path-stretchpoint-x="10800" draw:path-stretchpoint-y="10800" draw:text-areas="?f3 ?f4 ?f5 ?f6" draw:type="round-rectangle" draw:modifiers="764.1509433962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3" draw:layer="layout" svg:width="3.728cm" svg:height="2.257cm" svg:x="11.697cm" svg:y="9.46cm">
            <text:p/>
            <draw:enhanced-geometry svg:viewBox="0 0 21600 21600" draw:path-stretchpoint-x="10800" draw:path-stretchpoint-y="10800" draw:text-areas="?f3 ?f4 ?f5 ?f6" draw:type="round-rectangle" draw:modifiers="764.1509433962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" draw:text-style-name="P3" draw:layer="layout" svg:x1="15.763cm" svg:y1="10.498cm" svg:x2="15.446cm" svg:y2="10.512cm">
            <text:p/>
          </draw:line>
          <draw:line draw:style-name="gr6" draw:text-style-name="P3" draw:layer="layout" svg:x1="15.752cm" svg:y1="12.106cm" svg:x2="14.996cm" svg:y2="12.29cm">
            <text:p/>
          </draw:line>
          <draw:frame draw:style-name="gr15" draw:text-style-name="P5" draw:layer="layout" svg:width="1.977cm" svg:height="0.737cm" svg:x="3.19cm" svg:y="9.126cm">
            <draw:text-box>
              <text:p text:style-name="P4"><text:span text:style-name="T1">Pressure valve controls</text:span></text:p>
            </draw:text-box>
          </draw:frame>
          <draw:custom-shape draw:style-name="gr16" draw:text-style-name="P3" draw:layer="layout" svg:width="0.7cm" svg:height="1.231cm" svg:x="11.564cm" svg:y="11.774cm">
            <text:p/>
            <draw:enhanced-geometry svg:viewBox="0 0 21600 21600" draw:path-stretchpoint-x="10800" draw:path-stretchpoint-y="10800" draw:text-areas="?f3 ?f4 ?f5 ?f6" draw:type="round-rectangle" draw:modifiers="1609.5380029806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598cm" svg:height="0.737cm" svg:x="7.273cm" svg:y="13.531cm">
            <draw:text-box>
              <text:p text:style-name="P1"><text:span text:style-name="T1">Cockpit lighting</text:span></text:p>
            </draw:text-box>
          </draw:frame>
          <draw:custom-shape draw:style-name="gr17" draw:text-style-name="P3" draw:layer="layout" svg:width="1.308cm" svg:height="1.083cm" svg:x="6.405cm" svg:y="11.932cm">
            <text:p/>
            <draw:enhanced-geometry svg:viewBox="0 0 21600 21600" draw:path-stretchpoint-x="10800" draw:path-stretchpoint-y="10800" draw:text-areas="?f3 ?f4 ?f5 ?f6" draw:type="round-rectangle" draw:modifiers="1826.470588235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" draw:text-style-name="P3" draw:layer="layout" svg:x1="8.037cm" svg:y1="13.535cm" svg:x2="8.305cm" svg:y2="13.015cm">
            <text:p/>
          </draw:line>
          <draw:frame draw:style-name="gr10" draw:text-style-name="P2" draw:layer="layout" svg:width="1.679cm" svg:height="0.737cm" svg:x="5.422cm" svg:y="13.532cm">
            <draw:text-box>
              <text:p text:style-name="P1"><text:span text:style-name="T1">Instrument lights</text:span></text:p>
            </draw:text-box>
          </draw:frame>
          <draw:line draw:style-name="gr6" draw:text-style-name="P3" draw:layer="layout" svg:x1="6.43cm" svg:y1="13.533cm" svg:x2="6.916cm" svg:y2="13.015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27T21:03:24.346000000</meta:creation-date>
    <dc:date>2022-07-29T00:53:45.326000000</dc:date>
    <meta:editing-duration>PT18M29S</meta:editing-duration>
    <meta:editing-cycles>5</meta:editing-cycles>
    <meta:generator>LibreOffice/7.2.6.2$Windows_X86_64 LibreOffice_project/b0ec3a565991f7569a5a7f5d24fed7f52653d754</meta:generator>
    <meta:document-statistic meta:object-count="31"/>
  </office:meta>
</office:document-meta>
</file>